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color="#ff0000"/>
    </style:style>
    <style:style style:name="P59" style:family="paragraph" style:parent-style-name="Text_20_body">
      <style:text-properties fo:color="#ff0000" fo:font-weight="bold" style:font-weight-asian="bold" style:font-weight-complex="bold"/>
    </style:style>
    <style:style style:name="P60" style:family="paragraph" style:parent-style-name="Standard">
      <style:paragraph-properties fo:margin-top="0in" fo:margin-bottom="0.1965in"/>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List" style:list-style-name="L3"/>
    <style:style style:name="P90" style:family="paragraph" style:parent-style-name="Text_20_body" style:list-style-name="List_20_1"/>
    <style:style style:name="P91" style:family="paragraph" style:parent-style-name="Text_20_body">
      <style:text-properties fo:color="#000000"/>
    </style:style>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3">
      <style:text-properties fo:color="#000000"/>
    </style:style>
    <style:style style:name="P99" style:family="paragraph" style:parent-style-name="Heading_20_4">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Contents_20_4">
      <style:paragraph-properties>
        <style:tab-stops>
          <style:tab-stop style:position="6.3354in" style:type="right" style:leader-style="dotted" style:leader-text="."/>
        </style:tab-stops>
      </style:paragraph-properties>
    </style:style>
    <style:style style:name="P105" style:family="paragraph" style:parent-style-name="Preformatted_20_Text">
      <style:text-properties fo:color="#0000ff"/>
    </style:style>
    <style:style style:name="P106" style:family="paragraph" style:parent-style-name="Preformatted_20_Text">
      <style:text-properties fo:color="#000000" fo:font-size="10pt" style:font-size-asian="10pt" style:font-size-complex="10pt"/>
    </style:style>
    <style:style style:name="P107" style:family="paragraph" style:parent-style-name="Preformatted_20_Text">
      <style:paragraph-properties fo:margin-top="0in" fo:margin-bottom="0.1965in"/>
      <style:text-properties fo:color="#0000cc" fo:font-size="10pt" fo:background-color="#e7e7ff" style:font-size-asian="10pt" style:font-size-complex="10pt"/>
    </style:style>
    <style:style style:name="P108" style:family="paragraph" style:parent-style-name="Preformatted_20_Text">
      <style:paragraph-properties fo:margin-left="0in" fo:margin-right="0in" fo:text-indent="0in" style:auto-text-indent="false"/>
    </style:style>
    <style:style style:name="P109" style:family="paragraph" style:parent-style-name="List_20_1" style:list-style-name="L2">
      <style:paragraph-properties fo:margin-left="0.6535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style>
    <style:style style:name="P11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text:bookmark-start text:name="DDE_LINK22"/>1 Preface<text:tab/>6</text:p>
          <text:p text:style-name="P102">1.1 Dedication<text:tab/>6</text:p>
          <text:p text:style-name="P102">1.2 Acknowledgments<text:tab/>6</text:p>
          <text:p text:style-name="P102">1.3 Support Email List<text:tab/>6</text:p>
          <text:p text:style-name="P102">1.4 Recommended Weekly Sequence When Teaching A Class With This Book<text:tab/>6</text:p>
          <text:p text:style-name="P101">2 Introduction<text:tab/>7</text:p>
          <text:p text:style-name="P102">2.1 Patterns And STEM<text:tab/>7</text:p>
          <text:p text:style-name="P101">3 Patterns And Pattern Spaces<text:tab/>8</text:p>
          <text:p text:style-name="P102">3.1 Exploring A Permutation Pattern Space<text:tab/>8</text:p>
          <text:p text:style-name="P103">3.1.1 Generating Permutation Patterns With PermutationsList()<text:tab/>8</text:p>
          <text:p text:style-name="P103">3.1.2 The Permutations() Function And The Enormous Pattern Spaces It Can Work With<text:tab/>12</text:p>
          <text:p text:style-name="P102">3.2 Tools For Moving Through A Pattern Space<text:tab/>14</text:p>
          <text:p text:style-name="P103">3.2.1 Walking Through A Pattern Space With Pencil And Paper<text:tab/>14</text:p>
          <text:p text:style-name="P103">3.2.2 Flying A Spacecraft Through A Pattern Space With A Loop Based Program<text:tab/>15</text:p>
          <text:p text:style-name="P104">3.2.2.1 A Pattern Space Can Quickly Become Too Vast For Even A Computer "Spacecraft" To Traverse<text:tab/>16</text:p>
          <text:p text:style-name="P103">3.2.3 Hyperspace Jumping Through A Pattern Space With Mathematical Formulas And Theorems<text:tab/>18</text:p>
          <text:p text:style-name="P104">3.2.3.1 Beginning The Search For An Integer Summing Jump Point<text:tab/>18</text:p>
          <text:p text:style-name="P104">3.2.3.2 Switching To Mathematical Notation<text:tab/>21</text:p>
          <text:p text:style-name="P103">3.2.4 Formulas And Theorems Are Like Hyperspace Jump Points<text:tab/>25</text:p>
          <text:p text:style-name="P103">3.2.5 The Greek Letter Sigma () Is Used In Mathematical Notation To Represent The Sum Operation<text:tab/>26</text:p>
          <text:p text:style-name="P104">3.2.5.1 Summing Without Applying An Operation<text:tab/>26</text:p>
          <text:p text:style-name="P104">3.2.5.2 Applying An Operation While Summing<text:tab/>27</text:p>
          <text:p text:style-name="P103">3.2.6 Mathematical Notation Was Designed To Relay Complex Ideas With A Minimum Amount Of Writing (Or Typing!)<text:tab/>28</text:p>
          <text:p text:style-name="P104">3.2.6.1 Knowing How To Program Makes Learning Mathematics Easier<text:tab/>28</text:p>
          <text:p text:style-name="P104">3.2.6.2 Using Juxtaposition Notation For Multiplication Instead Of The * Operator In Mathematical Notation<text:tab/>28</text:p>
          <text:p text:style-name="P102">3.3 Exercises<text:tab/>29</text:p>
          <text:p text:style-name="P103">3.3.1 Exercise 1<text:tab/>29</text:p>
          <text:p text:style-name="P103">3.3.2 Exercise 2<text:tab/>30</text:p>
          <text:p text:style-name="P103">3.3.3 Exercise 3<text:tab/>30</text:p>
          <text:p text:style-name="P103">3.3.4 Exercise 4<text:tab/>31</text:p>
          <text:p text:style-name="P103">3.3.5 Exercise 5<text:tab/>32</text:p>
          <text:p text:style-name="P103"><text:soft-page-break/>3.3.6 Exercise 6<text:tab/>33</text:p>
          <text:p text:style-name="P101">4 Number System Patterns (Some Have Big Gaps, Some Have Small Gaps or No Gaps)<text:tab/>34</text:p>
          <text:p text:style-name="P102">4.1 Number Systems Which Have Big Gaps<text:tab/>34</text:p>
          <text:p text:style-name="P103">4.1.1 - The Natural (Or Counting) Numbers<text:tab/>34</text:p>
          <text:p text:style-name="P103">4.1.2 The Integers (Natural Numbers Plus Their Negative Counterparts)<text:tab/>35</text:p>
          <text:p text:style-name="P103">4.1.3 The Big Gaps Which Exist Between Natural Numbers And Integers<text:tab/>36</text:p>
          <text:p text:style-name="P104">4.1.3.1 Zooming Into The Area Between The Integers 0 And 1<text:tab/>36</text:p>
          <text:p text:style-name="P103">4.1.4 Natural Numbers And Integers Are Used When Counting Things (Discrete Mathematics)<text:tab/>37</text:p>
          <text:p text:style-name="P102">4.2 The Rational Numbers, A Number System Which Has Small Gaps<text:tab/>38</text:p>
          <text:p text:style-name="P103">4.2.1 The Rational Number System Contains Equivalents To All The Integers<text:tab/>38</text:p>
          <text:p text:style-name="P103">4.2.2 Zooming Into The Area Between The Rational Numbers 0/1 And 1/1<text:tab/>39</text:p>
          <text:p text:style-name="P103">4.2.3 Going Beyond One Level In The Zoom (All Rational Numbers Have An Infinite Number Of Rational Numbers Between Them)<text:tab/>40</text:p>
          <text:p text:style-name="P103">4.2.4 Irrational Numbers<text:tab/>41</text:p>
          <text:p text:style-name="P102">4.3 The Real Numbers And Decimal Representations<text:tab/>41</text:p>
          <text:p text:style-name="P103">4.3.1 Obtaining Decimal Representations Of Real Numbers With N()<text:tab/>42</text:p>
          <text:p text:style-name="P103">4.3.2 Obtaining Decimal Representations Of Rational Numbers With N()<text:tab/>43</text:p>
          <text:p text:style-name="P103">4.3.3 Obtaining Rational Representations Of Decimal Numbers<text:tab/>45</text:p>
          <text:p text:style-name="P103">4.3.4 Zooming Into The Area Between The Real Numbers 0.0 And 1.0<text:tab/>45</text:p>
          <text:p text:style-name="P103">4.3.5 Going Beyond One Level In The Zoom (All Real Numbers Have An Infinite Number Of Real Numbers Between Them)<text:tab/>46</text:p>
          <text:p text:style-name="P103">4.3.6 Rational Numbers And Real Numbers Are Used When Measuring Things (Continuous Mathematics).<text:tab/>47</text:p>
          <text:p text:style-name="P103">4.3.7 Imaginary Numbers And Complex Numbers<text:tab/>47</text:p>
          <text:p text:style-name="P102">4.4 Exercises<text:tab/>47</text:p>
          <text:p text:style-name="P103">4.4.1 Exercise 1<text:tab/>48</text:p>
          <text:p text:style-name="P103">4.4.2 Exercise 2<text:tab/>48</text:p>
          <text:p text:style-name="P103">4.4.3 Exercise 3<text:tab/>49</text:p>
          <text:p text:style-name="P103">4.4.4 Exercise 4<text:tab/>49</text:p>
          <text:p text:style-name="P103">4.4.5 Exercise 5<text:tab/>49</text:p>
          <text:p text:style-name="P103">4.4.6 Exercise 6<text:tab/>49</text:p>
          <text:p text:style-name="P103">4.4.7 Exercise 7<text:tab/>49</text:p>
          <text:p text:style-name="P101">5 The Modeling And Simulation Of Systems<text:tab/>50</text:p>
          <text:p text:style-name="P101">6 Counting Based Simulations Which Use Probability<text:tab/>51</text:p>
          <text:p text:style-name="P102">6.1 Rules Related To Probability<text:tab/>52</text:p>
          <text:p text:style-name="P102">6.2 The Three Kinds Of Probabilities<text:tab/>53</text:p>
          <text:p text:style-name="P103">6.2.1 Subjective Probability<text:tab/>53</text:p>
          <text:p text:style-name="P103">6.2.2 Theoretical Probability<text:tab/>53</text:p>
          <text:p text:style-name="P104">6.2.2.1 Calculating The Probability That A Single Die Will Come Up 5 <text:soft-page-break/>When Rolled Using Theory<text:tab/>54</text:p>
          <text:p text:style-name="P103">6.2.3 Empirical Probability<text:tab/>56</text:p>
          <text:p text:style-name="P104">6.2.3.1 Determining The Probability That A Single Die Will Come Up 5 When Rolled Using Simulation (And The Law Of Large Numbers)<text:tab/>56</text:p>
          <text:p text:style-name="P103">6.2.4 Histograms<text:tab/>59</text:p>
          <text:p text:style-name="P104">6.2.4.1 Plain Histogram With No Title<text:tab/>59</text:p>
          <text:p text:style-name="P104">6.2.4.2 Adding A Title To A Histogram And The Options Operator (-&gt;)<text:tab/>61</text:p>
          <text:p text:style-name="P104">6.2.4.3 Histogram With Configured Bins<text:tab/>62</text:p>
          <text:p text:style-name="P104">6.2.4.4 Histogram With Two 1's<text:tab/>63</text:p>
          <text:p text:style-name="P104">6.2.4.5 Histogram With Three 5's<text:tab/>64</text:p>
          <text:p text:style-name="P104">6.2.4.6 Histogram With Axes Labels And Data Series Titles<text:tab/>65</text:p>
          <text:p text:style-name="P103">6.2.5 A Histogram Which Shows The Result Of Rolling A Single Simulated Die 1000 Times<text:tab/>66</text:p>
          <text:p text:style-name="P103">6.2.6 A Histogram Which Shows The Result Of Rolling Two Simulated Dice 1000 Times<text:tab/>67</text:p>
          <text:p text:style-name="P102">6.3 Exercises<text:tab/>69</text:p>
          <text:p text:style-name="P103">6.3.1 Exercise 1<text:tab/>69</text:p>
          <text:p text:style-name="P103">6.3.2 Exercise 2<text:tab/>69</text:p>
          <text:p text:style-name="P103">6.3.3 Exercise 3<text:tab/>69</text:p>
          <text:p text:style-name="P103">6.3.4 Exercise 4<text:tab/>69</text:p>
          <text:p text:style-name="P103">6.3.5 Exercise 5<text:tab/>70</text:p>
          <text:p text:style-name="P103">6.3.6 Exercise 6<text:tab/>70</text:p>
          <text:p text:style-name="P103">6.3.7 Exercise 7<text:tab/>70</text:p>
          <text:p text:style-name="P103">6.3.8 Exercise 8<text:tab/>70</text:p>
          <text:p text:style-name="P103">6.3.9 Exercise 9<text:tab/>70</text:p>
          <text:p text:style-name="P101">7 Monte Carlo Simulations<text:tab/>71</text:p>
          <text:p text:style-name="P102">7.1 The Three Doors Game<text:tab/>73</text:p>
          <text:p text:style-name="P102">7.2 In A Room Full Of People, What Is The Probability That At Least Two Will Have The Same Birthday?<text:tab/>74</text:p>
          <text:p text:style-name="P102">7.3 What Is The Probability Of A Family With Four Children Having Exactly Three Boys?<text:tab/>76</text:p>
          <text:p text:style-name="P102">7.4 What Is The Probability Of Having Three Or More Hits In Five Basketball Free throws?<text:tab/>79</text:p>
          <text:p text:style-name="P102">7.5 Shooting At A Target<text:tab/>81</text:p>
          <text:p text:style-name="P102">7.6 Two Stacks Of 10 Pennies<text:tab/>83</text:p>
          <text:p text:style-name="P102">7.7 Vending Machine Simulation<text:tab/>85</text:p>
          <text:p text:style-name="P102">7.8 Card Game Simulations<text:tab/>88</text:p>
          <text:p text:style-name="P103">7.8.1 The Probability Of Obtaining A Hand With Two Of A Kind In Cards<text:tab/>89</text:p>
          <text:p text:style-name="P102">7.9 The Probability Of Obtaining Two Pairs Vs. Three Of A Kind In Cards<text:tab/>90</text:p>
          <text:p text:style-name="P102">7.10 A Random Walk Simulation<text:tab/>91</text:p>
          <text:p text:style-name="P102">7.11 Exercises<text:tab/>94</text:p>
          <text:p text:style-name="P103">7.11.1 Exercise 1<text:tab/>94</text:p>
          <text:p text:style-name="P103"><text:soft-page-break/>7.11.2 Exercise 2<text:tab/>94</text:p>
          <text:p text:style-name="P103">7.11.3 Exercise 3<text:tab/>94</text:p>
          <text:p text:style-name="P103">7.11.4 Exercise 4<text:tab/>95</text:p>
          <text:p text:style-name="P103">7.11.5 Exercise 5<text:tab/>95</text:p>
          <text:p text:style-name="P103">7.11.6 Exercise 6 (extra credit)<text:tab/>95</text:p>
          <text:p text:style-name="P101">8 Mathematical Formulas, Mathematical Functions, And Static Plotting<text:tab/>96</text:p>
          <text:p text:style-name="P102">8.1 Applied Mathematics And Formulas<text:tab/>96</text:p>
          <text:p text:style-name="P102">8.2 Reconfiguring Jump Points With The == Operator And The Solve() Function<text:tab/>97</text:p>
          <text:p text:style-name="P102">8.3 Turning A Formula Into An Explicit Function, Independent And Dependent Variables<text:tab/>99</text:p>
          <text:p text:style-name="P102">8.4 The Domain And Range Of A Function<text:tab/>100</text:p>
          <text:p text:style-name="P102">8.5 Plotting A Function (Obtaining A Graphic "Map" Of A Function's Pattern Space)<text:tab/>101</text:p>
          <text:p text:style-name="P103">8.5.1 Generating 11 Points With A ForEach Loop And Plotting Them With ScatterPlot()<text:tab/>102</text:p>
          <text:p text:style-name="P103">8.5.2 Analyzing The Plotted Points With Cross Hairs And Mouse Pointer Hovering<text:tab/>104</text:p>
          <text:p text:style-name="P103">8.5.3 Generating 11 Points With Table() And Plotting Them With ScatterPlot()<text:tab/>104</text:p>
          <text:p text:style-name="P103">8.5.4 Generating More Accurate Plots With Table() And ScatterPlot()<text:tab/>106</text:p>
          <text:p text:style-name="P103">8.5.5 Generating Points With Plot2D But Not Plotting Them<text:tab/>108</text:p>
          <text:p text:style-name="P103">8.5.6 Plotting A Function With Plot2D()<text:tab/>109</text:p>
          <text:p text:style-name="P103">8.5.7 Calculating The Rate Of Change Of The Function f(t) = 55t (Rise Over Run, Slope)<text:tab/>111</text:p>
          <text:p text:style-name="P104">8.5.7.1 Calculating The Slope Using Two Adjacent Points<text:tab/>112</text:p>
          <text:p text:style-name="P104">8.5.7.2 Calculating The Slope Using Two Points Which Are Not Adjacent<text:tab/>113</text:p>
          <text:p text:style-name="P104">8.5.7.3 Using Randomly Selected Points To Calculate The Slope<text:tab/>114</text:p>
          <text:p text:style-name="P102">8.6 Exercises<text:tab/>117</text:p>
          <text:p text:style-name="P103">8.6.1 Exercise 1<text:tab/>117</text:p>
          <text:p text:style-name="P101">9 Introduction To The GeoGebra Plugin, A Dynamic Mathematics Application<text:tab/>118</text:p>
          <text:p text:style-name="P102">9.1 An Overview Of The GeoGebra GUI<text:tab/>118</text:p>
          <text:p text:style-name="P102">9.2 Adding Some Points And Lines To The Drawing Pad<text:tab/>120</text:p>
          <text:p text:style-name="P101">10 Categorizing, Interacting With, And Solving Equations<text:tab/>131</text:p>
          <text:p text:style-name="P102">10.1 Exercises<text:tab/>131</text:p>
          <text:p text:style-name="P103">10.1.1 Exercise 1<text:tab/>131</text:p>
          <text:p text:style-name="P101">11 Distance, Speed, And Acceleration<text:tab/>132</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59376382"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p text:style-name="P90"/>
        </text:list-item>
      </text:list>
      <text:h text:style-name="P96"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83869663" text:continue-numbering="true"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s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4" draw:name="Object2" text:anchor-type="as-char" svg:width="0.4492in" svg:height="0.4256in" draw:z-index="9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P27">[</text:p>
      <text:p text:style-name="P27"><text:s text:c="4"/>sum <text:span text:style-name="T38">:=</text:span> sum <text:span text:style-name="T5">+</text:span> index;</text:p>
      <text:p text:style-name="P27"><text:s text:c="4"/></text:p>
      <text:p text:style-name="P27"><text:s text:c="4"/>index<text:span text:style-name="T5">++</text:span>;</text:p>
      <text:p text:style-name="P27">];</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5">.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P27">[</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P27"><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2">%/mathpiper</text:p>
      <text:p text:style-name="P62"/>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4"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9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9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9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1"><draw:frame draw:style-name="fr4"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1"><draw:frame draw:style-name="fr4"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P27">[</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1"><draw:frame draw:style-name="fr4"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P27">[</text:p>
      <text:p text:style-name="P27"><text:s text:c="4"/>sum <text:span text:style-name="T38">:=</text:span> sum <text:span text:style-name="T5">+</text:span> <text:span text:style-name="T50">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4"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4"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4" draw:name="Object29" text:anchor-type="as-char" svg:width="1.0362in" svg:height="0.711in" draw:z-index="10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4" draw:name="Object30" text:anchor-type="as-char" svg:width="2.4118in" svg:height="0.7839in" draw:z-index="10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P27">[</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P27"><text:s text:c="4"/>[</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27"><text:s text:c="8"/>[</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27"><text:s text:c="12"/>[</text:p>
      <text:p text:style-name="P27"><text:s text:c="16"/><text:span text:style-name="T41">Write</text:span><text:span text:style-name="T5">(</text:span>kit,,<text:span text:style-name="T5">)</text:span>;</text:p>
      <text:p text:style-name="P27"><text:s text:c="12"/></text:p>
      <text:p text:style-name="P27"><text:s text:c="12"/>];</text:p>
      <text:p text:style-name="P27"><text:s text:c="12"/><text:span text:style-name="T20">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4"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4"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105"><draw:object xlink:href="./Object 36" xlink:type="simple" xlink:show="embed" xlink:actuate="onLoad"/><draw:image xlink:href="./ObjectReplacements/Object 36" xlink:type="simple" xlink:show="embed" xlink:actuate="onLoad"/></draw:frame>is the symbol which is used to represent the <text:soft-page-break/><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4"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4"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4"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4"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93"><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97"><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P60">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9">|</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9">|</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0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06"><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0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08"><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0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1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1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1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1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1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1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1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17"><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8"><text:span text:style-name="T15">2) </text:span><text:span text:style-name="T14">Irrational numbers</text:span><text:span text:style-name="T15"> like</text:span><text:span text:style-name="T15"><draw:frame draw:style-name="fr4" draw:name="Object71" text:anchor-type="as-char" svg:width="0.2693in" svg:height="0.2161in" draw:z-index="118"><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P27">[</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P27"><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P27"><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187733133" text:style-name="L1">
        <text:list-header>
          <text:p text:style-name="P93"><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3"><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3"><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P80"><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P27">[</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7"><text:s text:c="4"/><text:span text:style-name="T40">" = "</text:span> : <text:span text:style-name="T41">String</text:span><text:span text:style-name="T5">(</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4">.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211574818" text:style-name="L2">
        <text:list-item>
          <text:p text:style-name="P109"><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9"><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9"><text:span text:style-name="T6">Experiment</text:span> - measuring or observing a system to collect data on it. <text:s/><text:span text:style-name="T46">An example is rolling two dice.</text:span></text:p>
        </text:list-item>
        <text:list-item>
          <text:p text:style-name="P109"><text:span text:style-name="T6">Outcome</text:span><text:span text:style-name="T46"> - the result of a given experiment. <text:s/>An example is rolling a 3 and a 4 on a pair of dice.</text:span></text:p>
        </text:list-item>
        <text:list-item>
          <text:p text:style-name="P109"><text:span text:style-name="T6">Sample space</text:span><text:span text:style-name="T46"> - all of the possible outcomes of a given experiment. <text:s/>For the experiment of rolling two dice, the sample space is {2,3,4,5,6,7,8,9,10,11,12}.</text:span></text:p>
        </text:list-item>
        <text:list-item>
          <text:p text:style-name="P109"><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19"><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766577335" text:continue-numbering="true" text:style-name="L2">
        <text:list-item>
          <text:p text:style-name="P110"><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11">Probability is represented with a real number between 0 and 1 (or 0% chance and 100% chance) inclusive.</text:p>
        </text:list-item>
        <text:list-item>
          <text:p text:style-name="P111">A probability of 0 means that the event will not occur.</text:p>
        </text:list-item>
        <text:list-item>
          <text:p text:style-name="P111">Rare events have probabilities which are close to 0.</text:p>
        </text:list-item>
        <text:list-item>
          <text:p text:style-name="P111">A probability of 1 means that the event will definitely occur.</text:p>
        </text:list-item>
        <text:list-item>
          <text:p text:style-name="P111">Common events have probabilities which are close to 1.</text:p>
        </text:list-item>
        <text:list-item>
          <text:p text:style-name="P111">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511982368" text:continue-numbering="true" text:style-name="L2">
        <text:list-item>
          <text:p text:style-name="P94">The probability that the next time you visit the supermarket the floors would have just been waxed (perhaps .05 or 5% chance).</text:p>
        </text:list-item>
        <text:list-item>
          <text:p text:style-name="P111">The probability that the next time you visit a restaurant that has a buffet, the container which holds your favorite food is empty when you go to fill your plate (perhaps .3 or 30% chance).</text:p>
        </text:list-item>
        <text:list-item>
          <text:p text:style-name="P111">The probability that the next time you order a pop or soda at a restaurant it does not have enough carbonation in it (perhaps .15 or 15% chance).</text:p>
        </text:list-item>
        <text:list-item>
          <text:p text:style-name="P11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20"><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2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1"><draw:frame draw:style-name="fr4" draw:name="Object75" text:anchor-type="as-char" svg:width="3.0193in" svg:height="0.1984in" draw:z-index="12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4" draw:name="Object74" text:anchor-type="as-char" svg:width="0.198in" svg:height="0.1984in" draw:z-index="12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4" draw:name="Object77" text:anchor-type="as-char" svg:width="5.8689in" svg:height="0.422in" draw:z-index="12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4" draw:name="Object79" text:anchor-type="as-char" svg:width="5.6937in" svg:height="0.4264in" draw:z-index="12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4" draw:name="Object80" text:anchor-type="as-char" svg:width="0.202in" svg:height="0.4256in" draw:z-index="128"><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3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4" draw:name="Object82" text:anchor-type="as-char" svg:width="5.9134in" svg:height="0.4264in" draw:z-index="13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85"><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5"><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oft-page-break/><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P75"><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Standard">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4" draw:name="Object86" text:anchor-type="as-char" svg:width="4.5591in" svg:height="0.422in" draw:z-index="12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0"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23"><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2"><text:span text:style-name="T12">.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8">:=</text:span> <text:span text:style-name="T7">10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oft-page-break/><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soft-page-break/></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text:span><text:span text:style-name="T6">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soft-page-break/></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soft-page-break/></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Vector</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3"><text:soft-page-break/>. <text:s text:c="2"/><text:span text:style-name="T21">%/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oft-page-break/><text:span text:style-name="T39">Repeat</text:span><text:span text:style-name="T5">(</text:span>numberOfRolls<text:span text:style-name="T5">)</text:span></text:p>
      <text:p text:style-name="P27">[</text:p>
      <text:p text:style-name="P27"><text:s text:c="3"/>die1 <text:span text:style-name="T38">:=</text:span> <text:span text:style-name="T39">RandomInteger</text:span><text:span text:style-name="T5">(</text:span><text:span text:style-name="T7">6</text:span><text:span text:style-name="T5">)</text:span>;</text:p>
      <text:p text:style-name="P27"><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P27">];</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String</text:span><text:span text:style-name="T5">(</text:span>numberOfRolls<text:span text:style-name="T5">)</text:span> : <text:span text:style-name="T40">" Rolls"</text:span></text:p>
      <text:p text:style-name="P27"><text:s text:c="10"/><text:span text:style-name="T5">)</text:span>;</text:p>
      <text:p text:style-name="P46"/>
      <text:p text:style-name="P39">%/mathpiper<text:bookmark-end text:name="DDE_LINK31"/><text:bookmark-end text:name="DDE_LINK30"/><text:bookmark-end text:name="DDE_LINK29"/></text:p>
      <text:p text:style-name="P46"/>
      <text:p text:style-name="P27"><text:s text:c="4"/><text:span text:style-name="T21">%output,preserve="false"</text:span></text:p>
      <text:p text:style-name="P27"><text:s text:c="6"/><text:span text:style-name="T21">Result:</text:span> org.jfree.chart.ChartPanel</text:p>
      <text:p text:style-name="P67"><text:span text:style-name="T12">. <text:s text:c="2"/></text:span><text:span text:style-name="T21">%/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text:soft-page-break/>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text:p>
      <text:p text:style-name="P5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9">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9">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9">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6">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P79">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P83">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P27">[</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P27"><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oft-page-break/><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 text:c="4"/>secondPickList <text:span text:style-name="T38">:=</text:span> <text:span text:style-name="T20">Append</text:span><text:span text:style-name="T5">(</text:span>secondPickList, secondPick<text:span text:style-name="T5">)</text:span>;</text:p>
      <text:p text:style-name="P27">];</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text:soft-page-break/></text:p>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P27">[</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tab/></text:span><text:span text:style-name="T41">Write</text:span><text:span text:style-name="T5">(</text:span>birthdaysList<text:span text:style-name="T5">)</text:span>;</text:p>
      <text:p text:style-name="P27"><text:s text:c="4"/></text:p>
      <text:p text:style-name="P27"><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0">ForEach</text:span><text:span text:style-name="T5">(</text:span>day, <text:span text:style-name="T7">1</text:span> .. <text:span text:style-name="T7">365</text:span><text:span text:style-name="T5">)</text:span></text:p>
      <text:p text:style-name="P27"><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P27"><text:s text:c="12"/>]<text:span text:style-name="T5">)</text:span>;</text:p>
      <text:p text:style-name="P27"><text:s text:c="4"/>];</text:p>
      <text:p text:style-name="P27"><text:s text:c="4"/></text:p>
      <text:p text:style-name="P27"><text:s text:c="4"/><text:span text:style-name="T20">NewLine</text:span><text:span text:style-name="T5">()</text:span>;</text:p>
      <text:p text:style-name="P46"/>
      <text:p text:style-name="P27">];</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3">Side Effects:</text:p>
      <text:p text:style-name="P86"><text:soft-page-break/><text:s text:c="6"/>{323,362,99,208,102,237,116,199,25,174,23,160,312,351,72,205,40,114,110,212}</text:p>
      <text:p text:style-name="P86"><text:s text:c="6"/>{166,313,124,334,75,<text:span text:style-name="T9">187</text:span>,102,348,64,363,106,78,238,<text:span text:style-name="T9">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9">22</text:span>,295,307,248,194,135,322,234,350,80,249,108,214,69,85,75,148,<text:span text:style-name="T9">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9">101</text:span>,348,27,328,186,135,195,95,50,75,<text:span text:style-name="T9">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9">2</text:span>,124,190,<text:span text:style-name="T9">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9">347</text:span>,172,238,19,245,214,349,43,216,<text:span text:style-name="T9">347</text:span>,83,263,120,185,14,174,113,86,156} - Match on 347</text:p>
      <text:p text:style-name="P86"><text:s text:c="6"/>{337,357,255,229,241,28,261,214,258,254,235,159,8,268,242,52,67,189,190,180}</text:p>
      <text:p text:style-name="P86"><text:s text:c="6"/>{22,77,62,232,190,<text:span text:style-name="T9">275</text:span>,274,111,16,355,118,365,69,214,298,86,323,<text:span text:style-name="T9">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9">324</text:span>,156,150,61,<text:span text:style-name="T9">324</text:span>,195,351,53,178,329,268,100,171,251,88,82,236} - Match on 324</text:p>
      <text:p text:style-name="P86"><text:s text:c="6"/>{194,251,186,208,192,299,175,151,224,161,221,106,125,115,165,64,339,52,294,219}</text:p>
      <text:p text:style-name="P86"><text:s text:c="6"/>{<text:span text:style-name="T9">202</text:span>,99,140,114,309,319,<text:span text:style-name="T9">202</text:span>,44,168,86,193,27,261,316,156,58,83,40,256,275} - Match on 202</text:p>
      <text:p text:style-name="P86"><text:s text:c="6"/>{167,<text:span text:style-name="T9">349</text:span>,111,351,48,263,29,24,164,108,292,92,19,242,98,296,233,119,<text:span text:style-name="T9">349</text:span>,365} - Match on 349</text:p>
      <text:p text:style-name="P86"><text:s text:c="6"/>{79,143,217,277,328,354,56,163,67,200,<text:span text:style-name="T9">242</text:span>,296,<text:span text:style-name="T9">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9">304</text:span>,56,245,308,139,73,155,124,61,318,153,127,226,296,243,199,25,<text:span text:style-name="T9">304</text:span>,282} - Match on 304</text:p>
      <text:p text:style-name="P86"><text:s text:c="6"/>{126,279,193,356,204,355,7,351,123,303,102,245,98,227,181,88,213,78,316,118}</text:p>
      <text:p text:style-name="P86"><text:s text:c="6"/>{153,102,115,333,29,14,192,333,74,70,<text:span text:style-name="T9">266</text:span>,221,295,<text:span text:style-name="T9">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9">211</text:span>,42,335,343,115,139,301,312,95,331,41,33,206,220,281,<text:span text:style-name="T9">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8">(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P27">[</text:p>
      <text:p text:style-name="P24"><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P27"><text:s text:c="4"/><text:span text:style-name="T28">/*</text:span></text:p>
      <text:p text:style-name="P45"><text:s text:c="6"/>If the list contains 3 boys, increment the three</text:p>
      <text:p text:style-name="P45"><text:s text:c="6"/>boys counter.</text:p>
      <text:p text:style-name="P45"><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soft-page-break/>];</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oft-page-break/><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P27">[</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span text:style-name="T28">/*</text:span></text:p>
      <text:p text:style-name="P45"><text:s text:c="6"/>If the list contains 3 or more hits, increment the</text:p>
      <text:p text:style-name="P45"><text:s text:c="6"/>success counter.</text:p>
      <text:p text:style-name="P45"><text:s text:c="4"/>*/</text:p>
      <text:p text:style-name="P27"><text:soft-page-break/><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oft-page-break/><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4">.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P27">[</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P27"><text:s text:c="4"/><text:span text:style-name="T28">/*</text:span></text:p>
      <text:p text:style-name="P45"><text:s text:c="6"/>If the list contains 1 hit in the black and 3 hits</text:p>
      <text:p text:style-name="P45"><text:soft-page-break/><text:s text:c="6"/>in the white, increment the successCounter.</text:p>
      <text:p text:style-name="P45"><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s text:c="4"/></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oft-page-break/><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3"><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P27">[</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P27"><text:s text:c="4"/><text:span text:style-name="T28">/*</text:span></text:p>
      <text:p text:style-name="P45"><text:soft-page-break/><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8">:=</text:span> <text:span text:style-name="T39">Repeat</text:span><text:span text:style-name="T5">(</text:span>maxFlips<text:span text:style-name="T5">)</text:span></text:p>
      <text:p text:style-name="P27"><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P27"><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oft-page-break/><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4">.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text:bookmark-start text:name="DDE_LINK38"/>%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P27">[</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oft-page-break/><text:s text:c="4"/><text:span text:style-name="T39">Repeat</text:span><text:span text:style-name="T5">()</text:span></text:p>
      <text:p text:style-name="P27"><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P27"><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P27"><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P27"><text:s text:c="8"/><text:span text:style-name="T28">/*</text:span></text:p>
      <text:p text:style-name="P45"><text:s text:c="9"/>Uncomment the following line to enable restocking.</text:p>
      <text:p text:style-name="P45"><text:s text:c="8"/>*/</text:p>
      <text:p text:style-name="P27"><text:s text:c="8"/><text:span text:style-name="T28">/*</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P27">];</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27"><text:span text:style-name="T20">Echo</text:span><text:span text:style-name="T5">(</text:span><text:span text:style-name="T40">"Standard deviation: "</text:span>, <text:span text:style-name="T20">N</text:span><text:span text:style-name="T5">(</text:span><text:span text:style-name="T39">StandardDeviation</text:span><text:span text:style-name="T5">(</text:span>daysToEmptyList<text:span text:style-name="T5">)))</text:span>;</text:p>
      <text:p text:style-name="P46"/>
      <text:p text:style-name="P46"/>
      <text:p text:style-name="P39">%/mathpiper<text:bookmark-end text:name="DDE_LINK35"/><text:bookmark-end text:name="DDE_LINK38"/></text:p>
      <text:p text:style-name="P46"/>
      <text:p text:style-name="P27"><text:s text:c="4"/><text:span text:style-name="T21">%output,preserve="false"</text:span></text:p>
      <text:p text:style-name="P27"><text:soft-page-break/><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oft-page-break/><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text:s text:c="6"/>Standard deviation: 0.69920589886</text:p>
      <text:p text:style-name="P27">.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text:soft-page-break/></text:p>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P27">[</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P27"><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oft-page-break/><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6">. <text:s text:c="2"/>%/output</text:p>
      <text:h text:style-name="P97" text:outline-level="2">The Probability Of Obtaining Two Pairs Vs. Three Of A Kind In Cards</text:h>
      <text:p text:style-name="P24"/>
      <text:p text:style-name="P39">%mathpiper,title-"Cards: two pairs vs. three of a kind."</text:p>
      <text:p text:style-name="P46"/>
      <text:p text:style-name="P27">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P27">[</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oft-page-break/><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P27"><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3"><text:span text:style-name="T1">. <text:s text:c="2"/></text:span><text:span text:style-name="T27">%/output</text:span></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9">North (0,1)</text:p>
      <text:p text:style-name="P69">South (0,-1)</text:p>
      <text:p text:style-name="P69">East (1,0)</text:p>
      <text:p text:style-name="P69">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text:soft-page-break/>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P27">[</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P27"><text:s text:c="4"/>[</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P27"><text:s text:c="4"/>];</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oft-page-break/><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4">.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89"><draw:image xlink:href="Pictures/100000000000040F00000268EB6C7349.png" xlink:type="simple" xlink:show="embed" xlink:actuate="onLoad"/></draw:frame></text:p>
      <text:p text:style-name="P48"><text:soft-page-break/>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create a Monte Carlo simulation to solve the problem that is presented in each exercise.</text:p>
      <text:h text:style-name="P98" text:outline-level="3">Exercise 1</text:h>
      <text:p text:style-name="P48">In a room full of 5 people, what is the probability that at least two of them will have the same zodiac sign?</text:p>
      <text:h text:style-name="P98"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soft-page-break/>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text:p>
      <text:p text:style-name="P48"/>
      <text:p text:style-name="P48"/>
      <text:p text:style-name="P48"/>
      <text:p text:style-name="P48"/>
      <text:p text:style-name="P48"/>
      <text:p text:style-name="P48"/>
      <text:p text:style-name="P48"/>
      <text:p text:style-name="P48"/>
      <text:p text:style-name="P48"/>
      <text:p text:style-name="P48"/>
      <text:p text:style-name="P9">THE CONTENT BELOW THIS LINE IS IN DEVELOPMENT</text:p>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4" draw:name="Object88" text:anchor-type="as-char" svg:width="2.6957in" svg:height="0.3307in" draw:z-index="88"><draw:object xlink:href="./Object 89" xlink:type="simple" xlink:show="embed" xlink:actuate="onLoad"/><draw:image xlink:href="./ObjectReplacements/Object 89" xlink:type="simple" xlink:show="embed" xlink:actuate="onLoad"/></draw:frame></text:p>
      <text:p text:style-name="P50">or</text:p>
      <text:p text:style-name="P50"><draw:frame draw:style-name="fr4"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4">. <text:s text:c="2"/><text:span text:style-name="T21">%/output</text:span></text:p>
      <text:p text:style-name="P48"><text:span text:style-name="T46">As indicated in the </text:span><text:span text:style-name="T46"><draw:frame draw:style-name="fr4"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the jump to take place and the location we jumped to in pattern space indicate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7" text:outline-level="2">Reconfiguring Jump Points With The == Operator And The Solve() Function</text:h>
      <text:p text:style-name="Text_20_body"><text:span text:style-name="T12">In the previous section, the formula "jump point"</text:span><text:span text:style-name="T12"><draw:frame draw:style-name="fr4"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at the location of </text:span><text:soft-page-break/><text:span text:style-name="T14">the distance pattern</text:span><text:span text:style-name="T12"> and we </text:span><text:span text:style-name="T15">want to </text:span><text:span text:style-name="T14">navigate to the location of the speed </text:span><text:span text:style-name="T14">or the time pattern</text:span><text:span text:style-name="T12">? <text:s/>An amazing property of formula jump points is that they can be </text:span><text:span text:style-name="T14">reconfigured</text:span><text:span text:style-name="T12"> to </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14">solving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1">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129"><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130"><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 operator. <text:s/>The result that is returned by Solve() is a symbolic equation which is also in text form and in this case it is </text:span><text:span text:style-name="T21">v==d/t</text:span><text:span text:style-name="T12"> . <text:s/>The result is returned in a </text:span><text:span text:style-name="T14">list</text:span><text:span text:style-name="T12">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134"><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resultList</text:span><text:span text:style-name="T12"> and then the solution is obtained from this list and assigned to the variable </text:span><text:span text:style-name="T14">solution</text:span><text:span text:style-name="T15">:</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4" draw:name="Object100" text:anchor-type="as-char" svg:width="0.4138in" svg:height="0.422in" draw:z-index="135"><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36"><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97"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3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4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P79"><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f of t equals 55 times t." <text:s/>Since we are currently only interested in using this function when the speed of the car is 55 miles-per-hour, we simply use the constant </text:span><text:span text:style-name="T14">55</text:span><text:span text:style-name="T12"> in place of the variable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99"><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P27">[</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P27">];</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function's domain is: "</text:span>, domainList<text:span text:style-name="T5">)</text:span>;</text:p>
      <text:p text:style-name="P27"><text:span text:style-name="T20">Echo</text:span><text:span text:style-name="T5">(</text:span><text:span text:style-name="T40">"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4">. <text:s text:c="2"/><text:span text:style-name="T21">%/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0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text:span><text:soft-page-break/><text:span text:style-name="T6">graphic point</text:span> on a two dimensional graphical background. <text:s/>Each point's <text:span text:style-name="T6">domain value, range value 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4" draw:name="Object102" text:anchor-type="as-char" svg:width="0.7366in" svg:height="0.2008in" draw:z-index="10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P27">[</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P27">];</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oft-page-break/><text:span text:style-name="T20">Echo</text:span><text:span text:style-name="T5">(</text:span><text:span text:style-name="T40">"The function's domain is: "</text:span>, domainList<text:span text:style-name="T5">)</text:span>;</text:p>
      <text:p text:style-name="P27"><text:span text:style-name="T20">Echo</text:span><text:span text:style-name="T5">(</text:span><text:span text:style-name="T40">"The function's range i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4"><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first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function's domain is: "</text:span>, domainList<text:span text:style-name="T5">)</text:span>;</text:p>
      <text:p text:style-name="P27"><text:span text:style-name="T20">Echo</text:span><text:span text:style-name="T5">(</text:span><text:span text:style-name="T40">"The function's range i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8" text:outline-level="3">Generating More Accurate Plots With Table() And ScatterPlot()</text:h>
      <text:p text:style-name="P48">The plots of the function<draw:frame draw:style-name="fr4" draw:name="Object103" text:anchor-type="as-char" svg:width="0.7366in" svg:height="0.2008in" draw:z-index="14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54"><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4" draw:name="Object104" text:anchor-type="as-char" svg:width="0.7366in" svg:height="0.2008in" draw:z-index="142"><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4">.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graphical plot of the function<draw:frame draw:style-name="fr4" draw:name="Object105" text:anchor-type="as-char" svg:width="0.7366in" svg:height="0.2008in" draw:z-index="143"><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 <text:s text:c="2"/><text:span text:style-name="T21">%/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 <text:s text:c="2"/><text:span text:style-name="T21">%/output</text:span></text:p>
      <text:p text:style-name="P48"/>
      <text:p text:style-name="P48"><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44"><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4" draw:name="Object110" text:anchor-type="as-char" svg:width="0.7366in" svg:height="0.2008in" draw:z-index="145"><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4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text:span><text:span text:style-name="T49">,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4" draw:name="Object114" text:anchor-type="as-char" svg:width="0.6602in" svg:height="0.4217in" draw:z-index="147"><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text:span text:style-name="T6">domain</text:spa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text:span text:style-name="T6">range</text:span>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4" draw:name="Object111" text:anchor-type="as-char" svg:width="2.4681in" svg:height="0.7083in" draw:z-index="131"><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99"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5"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9">2</text:span> and the range axis <text:span text:style-name="T6">rise</text:span> between the two points is <text:span text:style-name="T44">110</text:span>. <text:s/>Here is the calculation of the <text:span text:style-name="T6">slope</text:span> of the line:</text:p>
      <text:p text:style-name="P48"/>
      <text:p text:style-name="P50"><draw:frame draw:style-name="fr4" draw:name="Object112" text:anchor-type="as-char" svg:width="2.6201in" svg:height="0.711in" draw:z-index="132"><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33"><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9">Repeat</text:span><text:span text:style-name="T5">(</text:span><text:span text:style-name="T7">8</text:span><text:span text:style-name="T5">)</text:span></text:p>
      <text:p text:style-name="P27">[</text:p>
      <text:p text:style-name="P27"><text:s text:c="4"/><text:span text:style-name="T28">//Randomly select two unique points from pointsList.</text:span></text:p>
      <text:p text:style-name="P27"><text:s text:c="4"/>randomIndex1 <text:span text:style-name="T38">:=</text:span> <text:span text:style-name="T7">0</text:span>;</text:p>
      <text:p text:style-name="P27"><text:soft-page-break/><text:s text:c="4"/></text:p>
      <text:p text:style-name="P27"><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P27"><text:s text:c="4"/>[</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P27"><text:s text:c="4"/>];</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String</text:span><text:span text:style-name="T5">(</text:span>point2[<text:span text:style-name="T7">2</text:span>]<text:span text:style-name="T5">)</text:span>:<text:span text:style-name="T40">" - "</text:span>:</text:p>
      <text:p text:style-name="P27"><text:s text:c="8"/><text:span text:style-name="T41">String</text:span><text:span text:style-name="T5">(</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String</text:span><text:span text:style-name="T5">(</text:span>point2[<text:span text:style-name="T7">1</text:span>]<text:span text:style-name="T5">)</text:span>:<text:span text:style-name="T40">" - "</text:span>:</text:p>
      <text:p text:style-name="P27"><text:s text:c="8"/><text:span text:style-name="T41">String</text:span><text:span text:style-name="T5">(</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String</text:span><text:span text:style-name="T5">(</text:span>rise<text:span text:style-name="T5">)</text:span> :<text:span text:style-name="T40">"/"</text:span>:</text:p>
      <text:p text:style-name="P27"><text:s text:c="12"/><text:span text:style-name="T41">String</text:span><text:span text:style-name="T5">(</text:span>run<text:span text:style-name="T5">)</text:span>: <text:span text:style-name="T40">" = ***"</text:span>:</text:p>
      <text:p text:style-name="P27"><text:s text:c="16"/><text:span text:style-name="T41">String</text:span><text:span text:style-name="T5">(</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P27">];</text:p>
      <text:p text:style-name="P46"/>
      <text:p text:style-name="P62">%/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4">. <text:s text:c="2"/><text:span text:style-name="T21">%/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8"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637319010" text:style-name="L3">
        <text:list-item>
          <text:p text:style-name="P89"><text:span text:style-name="T6">Drawing Pad</text:span> - This is where graphic representations of mathematical objects are displayed. <text:s/>The drawing area is a two dimensional Cartesian coordinate system.</text:p>
        </text:list-item>
        <text:list-item>
          <text:p text:style-name="P89"><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9"><text:span text:style-name="T6">An Independent (Free) And Dependent Object List</text:span> - <text:s/>As mathematical objects are created, they are displayed here. <text:s/>Any mathematical object in this area can be configured by right clicking on it.</text:p>
        </text:list-item>
        <text:list-item>
          <text:p text:style-name="P89"><text:span text:style-name="T6">Input Text Area</text:span> - This text area enables GeoGebra commands to be entered one at a time.</text:p>
        </text:list-item>
        <text:list-item>
          <text:p text:style-name="P89"><text:span text:style-name="T6">Domain Axis</text:span> - The horizontal axis which is on the bottom of the drawing area. <text:s/>It is also referred to as the x axis.</text:p>
        </text:list-item>
        <text:list-item>
          <text:p text:style-name="P89"><text:span text:style-name="T6">Range Axis</text:span> - The vertical axis which is on the left side of the drawing area. <text:s/>It is also referred to as the y axis.</text:p>
        </text:list-item>
        <text:list-item>
          <text:p text:style-name="P89"><text:span text:style-name="T6">Undo, Redo, And Reset Buttons</text:span> - The undo and redo buttons simply undo and redo actions which have been performed in GeoGebra. <text:s/>The reset erases all entered work.</text:p>
        </text:list-item>
        <text:list-item>
          <text:p text:style-name="P89"><text:span text:style-name="T6">Object Select/Move Button</text:span> - When this button is selected, the mouse pointer can be used to select mathematical objects in the drawing pad and move them if desired.</text:p>
        </text:list-item>
        <text:list-item>
          <text:p text:style-name="P89"><draw:frame draw:style-name="fr3"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9"><draw:frame draw:style-name="fr3" draw:name="graphics19" text:anchor-type="paragraph" svg:x="0.7752in" svg:y="-0.0161in" svg:width="0.4898in" svg:height="0.4898in" draw:z-index="67"><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5"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5"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J alpha - <text:date style:data-style-name="N37" text:date-value="2009-10-25T02:29:16">10/25/09</text:date><text:tab/>Exploring STEM<text:tab/><text:page-number text:select-page="current">113</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5T02:29:16</dc:date>
    <meta:editing-cycles>706</meta:editing-cycles>
    <meta:editing-duration>PT407H19M03S</meta:editing-duration>
    <meta:document-statistic meta:table-count="23" meta:image-count="32" meta:object-count="114" meta:page-count="132" meta:paragraph-count="2572" meta:word-count="26931" meta:character-count="1835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